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11d48" officeooo:paragraph-rsid="00111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ade Khlifi</meta:initial-creator>
    <meta:creation-date>2016-10-04T12:03:29.299668607</meta:creation-date>
    <dc:date>2016-10-04T12:03:42.784721058</dc:date>
    <dc:creator>Moade Khlifi</dc:creator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4.3.7.2$Linux_X86_64 LibreOffice_project/430$Build-2</meta:generator>
  </office:meta>
</office:document-meta>
</file>